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Preformatted_20_Text" style:list-style-name="L3">
      <loext:graphic-properties draw:fill="solid" draw:fill-color="#2a2a3b" draw:opacity="100%"/>
      <style:paragraph-properties fo:margin-left="0cm" fo:margin-right="0cm" fo:margin-top="0cm" fo:margin-bottom="0cm" style:contextual-spacing="false" fo:line-height="180%" fo:text-align="start" style:justify-single-word="false" fo:orphans="2" fo:widows="2" fo:text-indent="0cm" style:auto-text-indent="false" fo:background-color="#2a2a3b" fo:padding="0cm" fo:border="none"/>
    </style:style>
    <style:style style:name="P1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Preformatted_20_Text" style:list-style-name="L4">
      <loext:graphic-properties draw:fill="solid" draw:fill-color="#2a2a3b" draw:opacity="100%"/>
      <style:paragraph-properties fo:margin-left="0cm" fo:margin-right="0cm" fo:margin-top="0cm" fo:margin-bottom="0cm" style:contextual-spacing="false" fo:line-height="180%" fo:text-align="start" style:justify-single-word="false" fo:orphans="2" fo:widows="2" fo:text-indent="0cm" style:auto-text-indent="false" fo:background-color="#2a2a3b" fo:padding="0cm" fo:border="none"/>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1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color="#2e83fb" loext:opacity="100%" style:text-line-through-style="none" style:text-line-through-type="none" style:text-underline-style="none" style:text-blinking="false" loext:padding="0.049cm" loext:border="0.06pt solid #000000"/>
    </style:style>
    <style:style style:name="T5"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Setting Up Kubernetes for the Certified Kubernetes Administrator (CKA) 2024 Exam: Local Cluster Installation Using Kind</text:h>
      <text:h text:style-name="P2" text:outline-level="4">Introduction: Understanding the Foundation of Kubernetes Learning</text:h>
      <text:list text:style-name="L1">
        <text:list-item>
          <text:p text:style-name="P3"><text:span text:style-name="T1">[</text:span><text:span text:style-name="T2">00:00</text:span><text:span text:style-name="T1"> → </text:span><text:span text:style-name="T2">01:10</text:span><text:span text:style-name="T1">]<text:line-break/>This chapter focuses on the </text:span><text:span text:style-name="Strong_20_Emphasis"><text:span text:style-name="T3">prerequisite setup</text:span></text:span><text:span text:style-name="T1"> necessary for mastering Kubernetes, especially for the Certified Kubernetes Administrator (CKA) 2024 exam preparation. The main topic is the </text:span><text:span text:style-name="Strong_20_Emphasis"><text:span text:style-name="T3">local installation of Kubernetes</text:span></text:span><text:span text:style-name="T1"> using </text:span><text:span text:style-name="Strong_20_Emphasis"><text:span text:style-name="T3">Kind</text:span></text:span><text:span text:style-name="T1"> (Kubernetes IN Docker), a lightweight tool that enables Kubernetes clusters to run inside Docker containers. The significance of this approach lies in maximizing </text:span><text:span text:style-name="Strong_20_Emphasis"><text:span text:style-name="T3">hands-on learning</text:span></text:span><text:span text:style-name="T1"> by directly interacting with Kubernetes components rather than relying on managed cloud services like </text:span><text:span text:style-name="Strong_20_Emphasis"><text:span text:style-name="T3">AKS</text:span></text:span><text:span text:style-name="T1">, </text:span><text:span text:style-name="Strong_20_Emphasis"><text:span text:style-name="T3">EKS</text:span></text:span><text:span text:style-name="T1">, or </text:span><text:span text:style-name="Strong_20_Emphasis"><text:span text:style-name="T3">GKE</text:span></text:span><text:span text:style-name="T1">, which abstract away critical control plane elements.</text:span></text:p>
        </text:list-item>
        <text:list-item>
          <text:p text:style-name="P4">Key concepts introduced:</text:p>
          <text:list>
            <text:list-item>
              <text:p text:style-name="P3"><text:span text:style-name="Strong_20_Emphasis"><text:span text:style-name="T3">Kubernetes fundamentals</text:span></text:span><text:span text:style-name="T1"> (containers, Docker, Kubernetes core components)</text:span></text:p>
            </text:list-item>
            <text:list-item>
              <text:p text:style-name="P3"><text:span text:style-name="Strong_20_Emphasis"><text:span text:style-name="T3">Kind</text:span></text:span><text:span text:style-name="T1"> as a local Kubernetes cluster tool</text:span></text:p>
            </text:list-item>
            <text:list-item>
              <text:p text:style-name="P3"><text:span text:style-name="T1">Distinction between </text:span><text:span text:style-name="Strong_20_Emphasis"><text:span text:style-name="T3">managed Kubernetes services</text:span></text:span><text:span text:style-name="T1"> and </text:span><text:span text:style-name="Strong_20_Emphasis"><text:span text:style-name="T3">self-hosted/local clusters</text:span></text:span></text:p>
            </text:list-item>
          </text:list>
        </text:list-item>
        <text:list-item>
          <text:p text:style-name="P4">The instructor emphasizes that understanding Kubernetes internals and troubleshooting requires working on local clusters before moving to cloud-managed environments.</text:p>
        </text:list-item>
      </text:list>
      <text:h text:style-name="P2" text:outline-level="4">Section 1: Installing Kind and Creating a Local Kubernetes Cluster</text:h>
      <text:list text:style-name="L2">
        <text:list-item>
          <text:p text:style-name="P5">[<text:span text:style-name="T4">01:10</text:span> → <text:span text:style-name="T4">08:11</text:span>]<text:line-break/>The video guides through installing Kind and creating a Kubernetes cluster on a local machine:</text:p>
        </text:list-item>
        <text:list-item>
          <text:p text:style-name="P6"><text:span text:style-name="Strong_20_Emphasis"><text:span text:style-name="T3">Kind</text:span></text:span><text:span text:style-name="T1"> runs Kubernetes clusters using Docker container nodes, where each Docker container acts as a Kubernetes node (control plane or worker).</text:span></text:p>
        </text:list-item>
        <text:list-item>
          <text:p text:style-name="P6"><text:span text:style-name="T1">Prerequisites include having </text:span><text:span text:style-name="Strong_20_Emphasis"><text:span text:style-name="T3">Docker</text:span></text:span><text:span text:style-name="T1"> and </text:span><text:span text:style-name="Strong_20_Emphasis"><text:span text:style-name="T3">Go 1.16+</text:span></text:span><text:span text:style-name="T1"> installed.</text:span></text:p>
        </text:list-item>
        <text:list-item>
          <text:p text:style-name="P5">Installation options for Kind:</text:p>
          <text:list>
            <text:list-item>
              <text:p text:style-name="P6"><text:span text:style-name="T1">Using </text:span><text:span text:style-name="Strong_20_Emphasis"><text:span text:style-name="T3">package managers</text:span></text:span><text:span text:style-name="T1"> like Homebrew (Mac), Chocolatey (Windows), or Linux equivalents</text:span></text:p>
            </text:list-item>
            <text:list-item>
              <text:p text:style-name="P5">Downloading binaries directly or from source</text:p>
            </text:list-item>
          </text:list>
        </text:list-item>
        <text:list-item>
          <text:p text:style-name="P6"><text:span text:style-name="T1">Example installation command on Mac: </text:span><text:span text:style-name="Source_20_Text"><text:span text:style-name="T5">brew install kind</text:span></text:span></text:p>
        </text:list-item>
        <text:list-item>
          <text:p text:style-name="P6"><text:span text:style-name="T1">Cluster creation is simplified with </text:span><text:span text:style-name="Source_20_Text"><text:span text:style-name="T5">kind create cluster</text:span></text:span><text:span text:style-name="T1">, optionally specifying Kubernetes version and cluster name.</text:span></text:p>
        </text:list-item>
        <text:list-item>
          <text:p text:style-name="P6"><text:soft-page-break/><text:span text:style-name="T1">The instructor chooses Kubernetes version </text:span><text:span text:style-name="Strong_20_Emphasis"><text:span text:style-name="T3">1.29.4</text:span></text:span><text:span text:style-name="T1"> (relevant for CKA 2024) to mirror exam conditions, reminding viewers to check the official CNCF exam guide for the currently tested Kubernetes version.</text:span></text:p>
        </text:list-item>
        <text:list-item>
          <text:p text:style-name="P6"><text:span text:style-name="T1">After cluster creation, the command </text:span><text:span text:style-name="Source_20_Text"><text:span text:style-name="T5">kubectl cluster-info</text:span></text:span><text:span text:style-name="T1"> verifies the cluster status, showing that control plane components such as </text:span><text:span text:style-name="Strong_20_Emphasis"><text:span text:style-name="T3">API server</text:span></text:span><text:span text:style-name="T1"> and </text:span><text:span text:style-name="Strong_20_Emphasis"><text:span text:style-name="T3">CoreDNS</text:span></text:span><text:span text:style-name="T1"> are running.</text:span></text:p>
        </text:list-item>
        <text:list-item>
          <text:p text:style-name="P6"><text:span text:style-name="T1">Emphasizes the importance of installing </text:span><text:span text:style-name="Strong_20_Emphasis"><text:span text:style-name="T3">kubectl</text:span></text:span><text:span text:style-name="T1">, the command-line interface for Kubernetes cluster interaction, and how it connects to the Kubernetes API server.</text:span></text:p>
        </text:list-item>
        <text:list-item>
          <text:p text:style-name="P6"><text:span text:style-name="T1">The instructor demonstrates checking nodes with </text:span><text:span text:style-name="Source_20_Text"><text:span text:style-name="T5">kubectl get nodes</text:span></text:span><text:span text:style-name="T1">, showing a single control plane node since the default Kind cluster is single-node.</text:span></text:p>
        </text:list-item>
      </text:list>
      <text:h text:style-name="P2" text:outline-level="4">Section 2: Creating a Multi-Node Kubernetes Cluster with Kind</text:h>
      <text:list text:style-name="L3">
        <text:list-item>
          <text:p text:style-name="P7">[<text:span text:style-name="T4">12:19</text:span> → <text:span text:style-name="T4">17:42</text:span>]<text:line-break/>To emulate a production-like environment, a multi-node cluster with separate control plane and worker nodes is necessary:</text:p>
        </text:list-item>
        <text:list-item>
          <text:p text:style-name="P7">By default, Kind creates a single node combining control plane and worker roles.</text:p>
        </text:list-item>
        <text:list-item>
          <text:p text:style-name="P8"><text:span text:style-name="T1">Using a </text:span><text:span text:style-name="Strong_20_Emphasis"><text:span text:style-name="T3">YAML configuration file</text:span></text:span><text:span text:style-name="T1">, users can define a cluster with multiple nodes.</text:span></text:p>
        </text:list-item>
        <text:list-item>
          <text:p text:style-name="P7">The instructor copies a sample YAML config specifying one control plane node and two worker nodes.</text:p>
        </text:list-item>
        <text:list-item>
          <text:p text:style-name="P8"><text:span text:style-name="T1">Steps to create the config file using </text:span><text:span text:style-name="Source_20_Text"><text:span text:style-name="T5">vi</text:span></text:span><text:span text:style-name="T1"> editor and saving it as </text:span><text:span text:style-name="Source_20_Text"><text:span text:style-name="T5">config.yml</text:span></text:span><text:span text:style-name="T1"> are shown.</text:span></text:p>
        </text:list-item>
        <text:list-item>
          <text:p text:style-name="P7">The cluster is created using the command:</text:p>
          <text:p text:style-name="P9"><text:span text:style-name="Source_20_Text"><text:span text:style-name="T5">kind create cluster --name cka-cluster-2 --image kindest/node:v1.29.4 --config=config.yml</text:span></text:span></text:p>
        </text:list-item>
        <text:list-item>
          <text:p text:style-name="P8"><text:span text:style-name="T1">This setup installs additional components such as </text:span><text:span text:style-name="Strong_20_Emphasis"><text:span text:style-name="T3">CNI (Container Network Interface)</text:span></text:span><text:span text:style-name="T1"> for networking and </text:span><text:span text:style-name="Strong_20_Emphasis"><text:span text:style-name="T3">storage classes</text:span></text:span><text:span text:style-name="T1"> for persistent storage.</text:span></text:p>
        </text:list-item>
        <text:list-item>
          <text:p text:style-name="P8"><text:span text:style-name="T1">After creation, </text:span><text:span text:style-name="Source_20_Text"><text:span text:style-name="T5">kubectl get nodes</text:span></text:span><text:span text:style-name="T1"> lists three nodes: one control plane and two workers, all in a ready state.</text:span></text:p>
        </text:list-item>
        <text:list-item>
          <text:p text:style-name="P8"><text:span text:style-name="T1">The instructor also briefly discusses </text:span><text:span text:style-name="Strong_20_Emphasis"><text:span text:style-name="T3">high availability (HA)</text:span></text:span><text:span text:style-name="T1"> for control plane nodes (three or more nodes for production-grade clusters), planned for later lessons.</text:span></text:p>
        </text:list-item>
      </text:list>
      <text:h text:style-name="P2" text:outline-level="4">Section 3: Managing Multiple Kubernetes Clusters and Contexts</text:h>
      <text:list text:style-name="L4">
        <text:list-item>
          <text:p text:style-name="P10">[<text:span text:style-name="T4">17:42</text:span> → <text:span text:style-name="T4">25:24</text:span>]<text:line-break/>With multiple clusters active locally, switching between clusters becomes essential:</text:p>
        </text:list-item>
        <text:list-item>
          <text:p text:style-name="P11"><text:soft-page-break/><text:span text:style-name="Strong_20_Emphasis"><text:span text:style-name="T3">kubectl contexts</text:span></text:span><text:span text:style-name="T1"> represent different cluster configurations, allowing seamless switching between them.</text:span></text:p>
        </text:list-item>
        <text:list-item>
          <text:p text:style-name="P10">Commands to view available contexts:</text:p>
          <text:p text:style-name="P12"><text:span text:style-name="Source_20_Text"><text:span text:style-name="T5">kubectl config get-contexts</text:span></text:span></text:p>
        </text:list-item>
        <text:list-item>
          <text:p text:style-name="P10">Switching context to a specific cluster:</text:p>
          <text:p text:style-name="P12"><text:span text:style-name="Source_20_Text"><text:span text:style-name="T5">kubectl config use-context &lt;context-name&gt;</text:span></text:span></text:p>
        </text:list-item>
        <text:list-item>
          <text:p text:style-name="P10">The instructor highlights the critical importance of switching contexts correctly before performing cluster operations, especially during the CKA exam, where tasks may require working on different clusters. Failing to switch context leads to confusion and errors.</text:p>
        </text:list-item>
        <text:list-item>
          <text:p text:style-name="P11"><text:span text:style-name="T1">To facilitate command recall, the instructor recommends using the official </text:span><text:span text:style-name="Strong_20_Emphasis"><text:span text:style-name="T3">Kubernetes Cheat Sheet</text:span></text:span><text:span text:style-name="T1"> available on the Kubernetes documentation website (</text:span><text:span text:style-name="Source_20_Text"><text:span text:style-name="T5">kubernetes.io/docs</text:span></text:span><text:span text:style-name="T1">) during the exam, as these resources are allowed.</text:span></text:p>
        </text:list-item>
        <text:list-item>
          <text:p text:style-name="P10">However, practicing commands beforehand is crucial to save time during the test.</text:p>
        </text:list-item>
        <text:list-item>
          <text:p text:style-name="P10">The instructor demonstrates switching between the two created clusters and verifying nodes in each.</text:p>
        </text:list-item>
      </text:list>
      <text:h text:style-name="P2" text:outline-level="4">Section 4: Practical Tips and Exam Preparation Insights</text:h>
      <text:list text:style-name="L5">
        <text:list-item>
          <text:p text:style-name="P13">[<text:span text:style-name="T4">19:38</text:span> → <text:span text:style-name="T4">25:59</text:span>]</text:p>
        </text:list-item>
        <text:list-item>
          <text:p text:style-name="P13">Kubernetes documentation websites and cheat sheets are invaluable for quick reference and exam navigation.</text:p>
        </text:list-item>
        <text:list-item>
          <text:p text:style-name="P14"><text:span text:style-name="T1">The exam is </text:span><text:span text:style-name="Strong_20_Emphasis"><text:span text:style-name="T3">hands-on</text:span></text:span><text:span text:style-name="T1"> and tests practical skills, not rote memorization.</text:span></text:p>
        </text:list-item>
        <text:list-item>
          <text:p text:style-name="P13">Copy-pasting commands is allowed, but knowing what to search for and understanding commands’ purpose is essential.</text:p>
        </text:list-item>
        <text:list-item>
          <text:p text:style-name="P13">The instructor encourages familiarity with Kubernetes YAML manifests, CLI commands, and cluster management.</text:p>
        </text:list-item>
        <text:list-item>
          <text:p text:style-name="P14"><text:span text:style-name="T1">This video serves as a </text:span><text:span text:style-name="Strong_20_Emphasis"><text:span text:style-name="T3">warm-up and prerequisite setup</text:span></text:span><text:span text:style-name="T1"> for more complex Kubernetes tasks in upcoming lessons, such as pod creation and YAML configuration.</text:span></text:p>
        </text:list-item>
      </text:list>
      <text:h text:style-name="P2" text:outline-level="4">Conclusion: Building a Strong Kubernetes Foundation Through Local Cluster Setup</text:h>
      <text:list text:style-name="L6">
        <text:list-item>
          <text:p text:style-name="P15">[<text:span text:style-name="T4">25:59</text:span> → <text:span text:style-name="T4">27:00</text:span>]<text:line-break/>This chapter concludes by emphasizing that installing and managing local Kubernetes clusters with Kind is foundational for mastering Kubernetes administration and passing the CKA exam.</text:p>
        </text:list-item>
        <text:list-item>
          <text:p text:style-name="P15"><text:soft-page-break/>Hands-on experience with cluster creation, node management, and context switching prepares learners for real-world scenarios and exam tasks.</text:p>
        </text:list-item>
        <text:list-item>
          <text:p text:style-name="P15">The forthcoming lessons will build on this setup by exploring Kubernetes objects, YAML syntax, and advanced cluster operations.</text:p>
        </text:list-item>
        <text:list-item>
          <text:p text:style-name="P15">The instructor invites engagement and encourages practice, promising continued guidance in the series.</text:p>
        </text:list-item>
      </text:list>
      <text:p text:style-name="Horizontal_20_Line"/>
      <text:h text:style-name="P16" text:outline-level="3">Advanced Bullet-Point Notes Summary</text:h>
      <text:list text:style-name="L7">
        <text:list-item>
          <text:p text:style-name="P17"><text:span text:style-name="Strong_20_Emphasis"><text:span text:style-name="T3">Introduction to Kubernetes Learning Path</text:span></text:span></text:p>
          <text:list>
            <text:list-item>
              <text:p text:style-name="P18">Avoid managed cloud services initially to gain deeper understanding.</text:p>
            </text:list-item>
            <text:list-item>
              <text:p text:style-name="P18">Learn basics: Docker → Kubernetes → Managed services.</text:p>
            </text:list-item>
            <text:list-item>
              <text:p text:style-name="P18">Kind provides a local Kubernetes environment via Docker containers acting as nodes.</text:p>
            </text:list-item>
          </text:list>
        </text:list-item>
        <text:list-item>
          <text:p text:style-name="P17"><text:span text:style-name="Strong_20_Emphasis"><text:span text:style-name="T3">Installing Kind and Creating a Cluster</text:span></text:span></text:p>
          <text:list>
            <text:list-item>
              <text:p text:style-name="P18">Prerequisites: Docker, Go 1.16+, kubectl CLI installed.</text:p>
            </text:list-item>
            <text:list-item>
              <text:p text:style-name="P18">Kind installation via package managers or binaries.</text:p>
            </text:list-item>
            <text:list-item>
              <text:p text:style-name="P17"><text:span text:style-name="T1">Create cluster with </text:span><text:span text:style-name="Source_20_Text"><text:span text:style-name="T5">kind create cluster</text:span></text:span><text:span text:style-name="T1"> command.</text:span></text:p>
            </text:list-item>
            <text:list-item>
              <text:p text:style-name="P18">Specify Kubernetes version to align with CKA exam (e.g., v1.29.4).</text:p>
            </text:list-item>
            <text:list-item>
              <text:p text:style-name="P17"><text:span text:style-name="T1">Verify cluster operation with </text:span><text:span text:style-name="Source_20_Text"><text:span text:style-name="T5">kubectl cluster-info</text:span></text:span><text:span text:style-name="T1"> and </text:span><text:span text:style-name="Source_20_Text"><text:span text:style-name="T5">kubectl get nodes</text:span></text:span><text:span text:style-name="T1">.</text:span></text:p>
            </text:list-item>
          </text:list>
        </text:list-item>
        <text:list-item>
          <text:p text:style-name="P17"><text:span text:style-name="Strong_20_Emphasis"><text:span text:style-name="T3">Multi-Node Cluster Setup</text:span></text:span></text:p>
          <text:list>
            <text:list-item>
              <text:p text:style-name="P18">Default Kind cluster is single-node (control plane + worker combined).</text:p>
            </text:list-item>
            <text:list-item>
              <text:p text:style-name="P18">Use YAML config to define multi-node cluster (1 control plane + multiple workers).</text:p>
            </text:list-item>
            <text:list-item>
              <text:p text:style-name="P17"><text:span text:style-name="T1">Create config file (</text:span><text:span text:style-name="Source_20_Text"><text:span text:style-name="T5">config.yml</text:span></text:span><text:span text:style-name="T1">) and reference in cluster creation command.</text:span></text:p>
            </text:list-item>
            <text:list-item>
              <text:p text:style-name="P18">Components installed: control plane, CNI plugin, storage classes, worker nodes.</text:p>
            </text:list-item>
            <text:list-item>
              <text:p text:style-name="P18">Demonstrate cluster with 3 nodes, all ready and running Kubernetes v1.29.4.</text:p>
            </text:list-item>
          </text:list>
        </text:list-item>
        <text:list-item>
          <text:p text:style-name="P17"><text:span text:style-name="Strong_20_Emphasis"><text:span text:style-name="T3">Context and Cluster Switching</text:span></text:span></text:p>
          <text:list>
            <text:list-item>
              <text:p text:style-name="P17"><text:span text:style-name="T1">Multiple clusters require context management via </text:span><text:span text:style-name="Source_20_Text"><text:span text:style-name="T5">kubectl config</text:span></text:span><text:span text:style-name="T1">.</text:span></text:p>
            </text:list-item>
            <text:list-item>
              <text:p text:style-name="P18">Commands:</text:p>
              <text:list>
                <text:list-item>
                  <text:p text:style-name="P17"><text:span text:style-name="Source_20_Text"><text:span text:style-name="T5">kubectl config get-contexts</text:span></text:span><text:span text:style-name="T1"> (list contexts)</text:span></text:p>
                </text:list-item>
                <text:list-item>
                  <text:p text:style-name="P17"><text:span text:style-name="Source_20_Text"><text:span text:style-name="T5">kubectl config use-context &lt;name&gt;</text:span></text:span><text:span text:style-name="T1"> (switch context)</text:span></text:p>
                </text:list-item>
              </text:list>
            </text:list-item>
            <text:list-item>
              <text:p text:style-name="P18">Critical to switch context before performing exam tasks.</text:p>
            </text:list-item>
            <text:list-item>
              <text:p text:style-name="P18"><text:soft-page-break/>Use official Kubernetes cheat sheets during exam for command reference.</text:p>
            </text:list-item>
          </text:list>
        </text:list-item>
        <text:list-item>
          <text:p text:style-name="P17"><text:span text:style-name="Strong_20_Emphasis"><text:span text:style-name="T3">Exam Strategy and Resources</text:span></text:span></text:p>
          <text:list>
            <text:list-item>
              <text:p text:style-name="P18">Exam tests practical skills, not memorization.</text:p>
            </text:list-item>
            <text:list-item>
              <text:p text:style-name="P18">Allowed to access Kubernetes docs and cheat sheets.</text:p>
            </text:list-item>
            <text:list-item>
              <text:p text:style-name="P18">Practice commands frequently to reduce lookup time during exam.</text:p>
            </text:list-item>
            <text:list-item>
              <text:p text:style-name="P18">Understanding YAML basics and imperative vs declarative approaches will follow.</text:p>
            </text:list-item>
          </text:list>
        </text:list-item>
        <text:list-item>
          <text:p text:style-name="P17"><text:span text:style-name="Strong_20_Emphasis"><text:span text:style-name="T3">Next Steps</text:span></text:span></text:p>
          <text:list>
            <text:list-item>
              <text:p text:style-name="P18">Upcoming videos will cover pod creation, YAML syntax, and Kubernetes object management.</text:p>
            </text:list-item>
            <text:list-item>
              <text:p text:style-name="P18">Current setup is a warm-up to ensure smooth hands-on experience in subsequent lessons.</text:p>
            </text:list-item>
          </text:list>
        </text:list-item>
      </text:list>
      <text:p text:style-name="P19">This chapter thoroughly equips learners with the initial technical foundation and exam strategy critical for Certified Kubernetes Administrator succes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34:28.823233000</meta:creation-date>
    <dc:date>2025-12-16T19:34:30.622119600</dc:date>
    <meta:editing-duration>PT2S</meta:editing-duration>
    <meta:editing-cycles>1</meta:editing-cycles>
    <meta:document-statistic meta:table-count="0" meta:image-count="0" meta:object-count="0" meta:page-count="5" meta:paragraph-count="88" meta:word-count="1179" meta:character-count="7990" meta:non-whitespace-character-count="6981"/>
    <meta:generator>LibreOffice/25.2.7.2$Windows_X86_64 LibreOffice_project/5cbfd1ab6520636bb5f7b99185aa69bd7456825d</meta:generator>
  </office:meta>
</office:document-meta>
</file>